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ff00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bf0041" fo:font-weight="bold" officeooo:rsid="0029d413" officeooo:paragraph-rsid="0029d413" style:font-weight-asian="bold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8d1d75" fo:background-color="#ffff00"/>
    </style:style>
    <style:style style:name="P4" style:family="paragraph" style:parent-style-name="Standard">
      <style:text-properties officeooo:paragraph-rsid="00144bfb"/>
    </style:style>
    <style:style style:name="P5" style:family="paragraph" style:parent-style-name="Standard">
      <style:text-properties officeooo:rsid="00171faf" officeooo:paragraph-rsid="00171faf"/>
    </style:style>
    <style:style style:name="P6" style:family="paragraph" style:parent-style-name="Standard">
      <style:text-properties officeooo:rsid="00189f7d" officeooo:paragraph-rsid="00189f7d"/>
    </style:style>
    <style:style style:name="P7" style:family="paragraph" style:parent-style-name="Standard">
      <style:text-properties fo:color="#c9211e" officeooo:rsid="00189f7d" officeooo:paragraph-rsid="00189f7d"/>
    </style:style>
    <style:style style:name="P8" style:family="paragraph" style:parent-style-name="Standard">
      <style:text-properties fo:color="#c9211e" officeooo:rsid="00189f7d" officeooo:paragraph-rsid="003d4492"/>
    </style:style>
    <style:style style:name="P9" style:family="paragraph" style:parent-style-name="Standard">
      <style:text-properties fo:color="#c9211e" fo:font-weight="bold" officeooo:rsid="00189f7d" officeooo:paragraph-rsid="00189f7d" style:font-weight-asian="bold" style:font-weight-complex="bold"/>
    </style:style>
    <style:style style:name="P10" style:family="paragraph" style:parent-style-name="Standard">
      <style:text-properties fo:color="#00a933" officeooo:rsid="00189f7d" officeooo:paragraph-rsid="00189f7d"/>
    </style:style>
    <style:style style:name="P11" style:family="paragraph" style:parent-style-name="Standard">
      <style:text-properties fo:color="#00a933" officeooo:rsid="00171faf" officeooo:paragraph-rsid="00171faf"/>
    </style:style>
    <style:style style:name="P12" style:family="paragraph" style:parent-style-name="Standard">
      <style:text-properties fo:color="#00a933" fo:font-weight="bold" officeooo:rsid="00171faf" officeooo:paragraph-rsid="00171faf" style:font-weight-asian="bold" style:font-weight-complex="bold"/>
    </style:style>
    <style:style style:name="P13" style:family="paragraph" style:parent-style-name="Standard">
      <style:text-properties fo:color="#000000" officeooo:rsid="00189f7d" officeooo:paragraph-rsid="00189f7d"/>
    </style:style>
    <style:style style:name="P14" style:family="paragraph" style:parent-style-name="Standard">
      <style:text-properties fo:color="#ff4000" officeooo:rsid="003d4492" officeooo:paragraph-rsid="003d4492"/>
    </style:style>
    <style:style style:name="P15" style:family="paragraph" style:parent-style-name="Standard">
      <style:text-properties fo:color="#ff4000" officeooo:rsid="00189f7d" officeooo:paragraph-rsid="00189f7d"/>
    </style:style>
    <style:style style:name="T1" style:family="text">
      <style:text-properties fo:color="#00a933"/>
    </style:style>
    <style:style style:name="T2" style:family="text">
      <style:text-properties officeooo:rsid="003d449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3d4492"/>
    </style:style>
    <style:style style:name="T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ON TERMINAL USE BELOW SYNTAX TO INSTALL GCC</text:p>
      <text:p text:style-name="P3">sudo apt update</text:p>
      <text:p text:style-name="P3">sudo apt install gcc</text:p>
      <text:p text:style-name="P3">dpkg -L gcc</text:p>
      <text:p text:style-name="P3">gcc --version</text:p>
      <text:p text:style-name="P3">nano example.c</text:p>
      <text:p text:style-name="P5">Program 1:</text:p>
      <text:p text:style-name="P11"/>
      <text:p text:style-name="P12">addition.cpp</text:p>
      <text:p text:style-name="P5"/>
      <text:p text:style-name="P5">#include&lt;iostream&gt;</text:p>
      <text:p text:style-name="P5">using namespace std;</text:p>
      <text:p text:style-name="P5">int main() </text:p>
      <text:p text:style-name="P5">{</text:p>
      <text:p text:style-name="P5"><text:s text:c="3"/>cout &lt;&lt; "Hello World. This is C++ program" &lt;&lt; endl; </text:p>
      <text:p text:style-name="P5"><text:s text:c="3"/>cout &lt;&lt; "Welcome to NMIET COMPUTER ENGINEERING DEPARTMENT" &lt;&lt; endl;</text:p>
      <text:p text:style-name="P5"><text:s text:c="3"/>cout &lt;&lt; " <text:s/>DO THE BEST, YOUR FUTURE IS BRIGHT" &lt;&lt; endl; </text:p>
      <text:p text:style-name="P5">}</text:p>
      <text:p text:style-name="P4"/>
      <text:p text:style-name="P4"/>
      <text:p text:style-name="P4"/>
      <text:p text:style-name="P9">How to Run the Program:</text:p>
      <text:p text:style-name="P8"><text:s/></text:p>
      <text:p text:style-name="P8"><text:span text:style-name="T2">1</text:span><text:span text:style-name="T4">st</text:span><text:span text:style-name="T2"> method to run c++ Program</text:span></text:p>
      <text:p text:style-name="P7"/>
      <text:p text:style-name="P10">cnsl@cnsl-ThinkCentre-M70s:~$ ls</text:p>
      <text:p text:style-name="P6">addtion.cpp<text:tab/> <text:s/>example<text:tab/> <text:s/>Music <text:s text:c="6"/>s1905543082.cpp</text:p>
      <text:p text:style-name="P6">addtion.cpp.save <text:s/>example.c<text:tab/> <text:s/>Pictures <text:s text:c="3"/>s190554308.cpp</text:p>
      <text:p text:style-name="P6">Desktop<text:tab/><text:tab/> <text:s/>example.c.save <text:s/>Public <text:s text:c="5"/>snap</text:p>
      <text:p text:style-name="P6">Documents<text:tab/> <text:s/>hritick.cpp<text:tab/> <text:s/>re<text:tab/> <text:s text:c="5"/>Templates</text:p>
      <text:p text:style-name="P6">Downloads<text:tab/> <text:s/>libgraph-1.0.2 <text:s/>s190554308 <text:s/>Videos</text:p>
      <text:p text:style-name="P6"/>
      <text:p text:style-name="P6"/>
      <text:p text:style-name="P10">cnsl@cnsl-ThinkCentre-M70s:~$ g++ addtion.cpp -o add</text:p>
      <text:p text:style-name="P6"/>
      <text:p text:style-name="P6"/>
      <text:p text:style-name="P6"><text:span text:style-name="T1">cnsl@cnsl-ThinkCentre-M70s:~$ ./add</text:span></text:p>
      <text:p text:style-name="P6"/>
      <text:p text:style-name="P6">Hello World. This is C++ program</text:p>
      <text:p text:style-name="P6">Welcome to NMIET COMPUTER ENGINEERING DEPARTMENT</text:p>
      <text:p text:style-name="P6"><text:s text:c="2"/>DO THE BEST, YOUR FUTURE IS BRIGHT</text:p>
      <text:p text:style-name="P6"/>
      <text:p text:style-name="P10">cnsl@cnsl-ThinkCentre-M70s:~$ </text:p>
      <text:p text:style-name="P10">________________________________________________________________________________</text:p>
      <text:p text:style-name="P10"/>
      <text:p text:style-name="P14"><text:soft-page-break/>2<text:span text:style-name="T3">nd</text:span> <text:s/>method to run C++ program</text:p>
      <text:p text:style-name="P15"/>
      <text:p text:style-name="P10">cnsl@cnsl-ThinkCentre-M70s:~$ g++ addtion.cpp</text:p>
      <text:p text:style-name="P10">cnsl@cnsl-ThinkCentre-M70s:~$ ./a.out</text:p>
      <text:p text:style-name="P13">Hello World. This is C++ program</text:p>
      <text:p text:style-name="P13">Welcome to NMIET COMPUTER ENGINEERING DEPARTMENT</text:p>
      <text:p text:style-name="P13"><text:s text:c="2"/>DO THE BEST, YOUR FUTURE IS BRIGHT</text:p>
      <text:p text:style-name="P10">cnsl@cnsl-ThinkCentre-M70s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7T08:54:56.921839715</meta:creation-date>
    <dc:date>2023-08-17T10:12:57.448604843</dc:date>
    <meta:editing-duration>PT1H7M44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158" meta:character-count="1269" meta:non-whitespace-character-count="1090"/>
  </office:meta>
</office:document-meta>
</file>